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f82e5"/>
    </style:style>
    <style:style style:name="P2" style:family="paragraph" style:parent-style-name="Standard">
      <style:text-properties officeooo:rsid="00217505" officeooo:paragraph-rsid="00217505"/>
    </style:style>
    <style:style style:name="P3" style:family="paragraph" style:parent-style-name="Standard">
      <style:text-properties officeooo:rsid="0023bb21" officeooo:paragraph-rsid="0023bb21"/>
    </style:style>
    <style:style style:name="P4" style:family="paragraph" style:parent-style-name="Standard">
      <style:text-properties officeooo:paragraph-rsid="0023bb21"/>
    </style:style>
    <style:style style:name="T1" style:family="text">
      <style:text-properties officeooo:rsid="001f82e5"/>
    </style:style>
    <style:style style:name="T2" style:family="text">
      <style:text-properties officeooo:rsid="00214336"/>
    </style:style>
    <style:style style:name="T3" style:family="text">
      <style:text-properties officeooo:rsid="0023bb2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First, there were a few more data cleaning and preparation tasks I needed to complete before the data was ready for a model. First, I had to replace missing values in Total Charges. Since this data was so heavily skewed to one side, I decided it would be more representative to replace missing values with the mode of the data set. </text:span><text:span text:style-name="T2">I also ended up standardizing the Average Charges column, since the large values may end up an issue for the linear model I chose. I also had to handle infinite values in my created feature “Average Charges”, since I had divided by 0 unknowingly at first. I replace these with the average of the data set.</text:span></text:p>
      <text:p text:style-name="P1"/>
      <text:p text:style-name="P2">For my model selection, I chose a few models I was familiar with. I am not exactly sure what parameters or properties in the data I can take into account when choosing a model, so I just used ones I know. I tried to select a few models that were conceptually different, with a linear classifier, decision tree, and probabilistic classifier. The Random Forest model is popular that I know of, and is fairly flexible. It isn’t sensitive to the scale or distribution of features like other models, such as my SGD Classifier, <text:span text:style-name="T3">although it isn’t harmed by the standardizing done for that model. I used the RandomSearchCV because I don’t really know how the parameters affect my results exactly. Like choosing a model, I don’t know what signs to look for in the data to influence my decisions here. So instead, I gave it a lot of hyper-parameters to tune and set it to work on 5000 iterations on my gaming desktop. Only took half an hour for the Random Forest to model! I know that won’t be realistic in the real world, but it was fun to see how close it could get while I did other things.</text:span></text:p>
      <text:p text:style-name="P3"/>
      <text:p text:style-name="P4"><text:span text:style-name="T3">The performance of my SGD and Random Forest were actually very similar. Depending on what the RandomSearchCV came up with for hyper-parameters, one would just slightly pull ahead of the other in the test set. They’re both very similar, however. The SGD was much faster to train than the Random Forest so that might be an influence in choosing it over the random forest, but I am not sure how often you’d be planning on re-training it. It probably depends on the size of the real data set. whether or not that even matters. They did do marginally better than the No information rate of about 73%, doing between 79-81% on the test set normally. The Naive Bayes model did not perform as well as the no information rate, so it is not worth using in an application like this.</text:span></text:p>
      <text:p text:style-name="P2"/>
      <text:p text:style-name="P4"><text:span text:style-name="T3">Although it is unfortunate that neither the Random Forest or SGD did noticeably better than each other, I can at least draw one conclusion from the fact that they performed similar. Since the Random Forest is not sensitive at all to the scale of my features but the SGD is, I would think that this would imply that the SGD is not struggling with the scale or distribution of any of my features. Additionally, both models did perform similarly on the test and train sets. This is a good indication of generalization of the models, and they are not over-fitting the training se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8T12:44:58.203366127</meta:creation-date>
    <dc:date>2021-07-18T13:29:42.755060060</dc:date>
    <meta:editing-duration>PT44M43S</meta:editing-duration>
    <meta:editing-cycles>5</meta:editing-cycles>
    <meta:generator>LibreOffice/6.4.7.2$Linux_X86_64 LibreOffice_project/40$Build-2</meta:generator>
    <meta:document-statistic meta:table-count="0" meta:image-count="0" meta:object-count="0" meta:page-count="1" meta:paragraph-count="4" meta:word-count="560" meta:character-count="3067" meta:non-whitespace-character-count="2511"/>
  </office:meta>
</office:document-meta>
</file>